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7">
            <text:p>7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7">
            <text:p>7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55">
            <text:p>1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5/12/2011</text:date>, <text:time>02:42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15T02:42:24</dc:date>
    <meta:editing-duration>PT00H23M26S</meta:editing-duration>
    <meta:editing-cycles>36</meta:editing-cycles>
    <meta:generator>OpenOffice.org/3.2$Unix OpenOffice.org_project/320m12$Build-9483</meta:generator>
    <dc:creator>david </dc:creator>
    <meta:document-statistic meta:table-count="5" meta:cell-count="94" meta:object-count="0"/>
  </office:meta>
</office:document-meta>
</file>